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286cm" svg:x="8.62cm" svg:y="3.41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8.62cm" svg:y="3.41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6.52cm" svg:y="6.21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1.12cm" svg:y="6.11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8.82cm" svg:y="9.61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28cm" svg:y1="5.318cm" svg:x2="8.239cm" svg:y2="6.588cm">
          <text:p/>
        </draw:line>
        <draw:line draw:style-name="gr2" draw:text-style-name="P1" draw:layer="layout" svg:x1="10.525cm" svg:y1="5.445cm" svg:x2="11.668cm" svg:y2="6.715cm">
          <text:p/>
        </draw:line>
        <draw:line draw:style-name="gr2" draw:text-style-name="P1" draw:layer="layout" svg:x1="11.541cm" svg:y1="8.112cm" svg:x2="10.652cm" svg:y2="10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</meta:initial-creator>
    <meta:creation-date>2013-04-15T15:31:30</meta:creation-date>
    <dc:date>2013-04-15T15:33:51</dc:date>
    <dc:creator>johannes </dc:creator>
    <meta:editing-duration>P0D</meta:editing-duration>
    <meta:editing-cycles>1</meta:editing-cycles>
    <meta:document-statistic meta:object-count="8"/>
    <meta:generator>LibreOffice/3.6$Linux_x86 LibreOffice_project/360m1$Build-2</meta:generator>
  </office:meta>
</office:document-meta>
</file>